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style:font-name="arial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style:font-name="arial" style:font-size-complex="12pt"/>
    </style:style>
    <style:style style:name="P11" style:family="paragraph" style:parent-style-name="UrbanBody_20_">
      <style:text-properties style:font-name="arial"/>
    </style:style>
    <style:style style:name="P12" style:family="paragraph" style:parent-style-name="UrbanBody_20_">
      <style:text-properties style:font-name="arial" fo:font-style="normal" style:font-style-asian="normal" style:font-style-complex="normal"/>
    </style:style>
    <style:style style:name="P13" style:family="paragraph" style:parent-style-name="UrbanBody_20_">
      <style:paragraph-properties fo:break-before="page"/>
      <style:text-properties style:font-name="arial"/>
    </style:style>
    <style:style style:name="P14" style:family="paragraph" style:parent-style-name="UrbanTitle">
      <style:text-properties style:font-name="ari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</draw:text-box></draw:frame></text:p>
      <text:p text:style-name="P11"/>
      <text:p text:style-name="P11"/>
      <text:p text:style-name="P11"/>
      <text:p text:style-name="P11"><draw:frame draw:style-name="fr1" draw:name="Cadre1" text:anchor-type="paragraph" svg:x="7.77cm" svg:y="0.199cm" svg:width="7.803cm" svg:height="2.967cm" draw:z-index="1"><draw:text-box><text:p text:style-name="P3">Service Public de Wallonie</text:p><text:p text:style-name="P3"/><text:p text:style-name="P3">Monsieur le FD</text:p><text:p text:style-name="P3">Adresse du FD</text:p><text:h text:style-name="Heading_20_2" text:outline-level="2">RECOMMANDE</text:h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Transmis de déclaration </text:p>
      <text:p text:style-name="P14">environnementale recevable</text:p>
      <text:p text:style-name="P11"/>
      <text:p text:style-name="P11"><text:span text:style-name="T6"><office:annotation><dc:creator>Gauthier Bastien</dc:creator><dc:date>2011-01-13T14:56:41</dc:date><text:p text:style-name="P15"><text:span text:style-name="T9">do text</text:span></text:p><text:p text:style-name="P15"><text:span text:style-name="T9">from document(at=reference, format='odt')</text:span></text:p></office:annotation></text:span>Import depuis reference.odt</text:p>
      <text:p text:style-name="P11"/>
      <text:p text:style-name="P11"/>
      <text:p text:style-name="P11">Monsieur le Fonctionnaire Délégué,</text:p>
      <text:p text:style-name="P11"/>
      <text:p text:style-name="P11">Concerne :</text:p>
      <text:p text:style-name="P4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P11"/>
      <text:p text:style-name="P11"><office:annotation><dc:creator>Gauthier Bastien</dc:creator><dc:date>2011-02-16T16:12:24</dc:date><text:p text:style-name="P15"><text:span text:style-name="T8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7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/>
      <text:p text:style-name="P11"/>
      <text:p text:style-name="P6"><text:s/>J’ai l’honneur de vous transmettre la déclaration, recevable, dont objet sous rubrique avec mention « enregistrée ».</text:p>
      <text:p text:style-name="P8"/>
      <text:p text:style-name="P10">Dans le cadre de celle-ci, je vous informe que des conditions complémentaires seront requises.</text:p>
      <text:p text:style-name="P8"/>
      <text:p text:style-name="P11">Une copie a également été envoyée au demandeur et au Fonctionnaire technique.</text:p>
      <text:p text:style-name="P5"/>
      <text:p text:style-name="P10">Je vous prie de croire, Monsieur le Fonctionnaire Délégué, en l’expression de ma considération distinguée.</text:p>
      <text:p text:style-name="P11"/>
      <text:p text:style-name="P11"/>
      <text:p text:style-name="P11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2"/>
      <text:p text:style-name="P12"/>
      <text:p text:style-name="P12"/>
      <text:p text:style-name="P12"><text:tab/><text:tab/><text:tab/><text:tab/><text:tab/><text:tab/><text:tab/><text:tab/> <text:s text:c="4"/>Nom du chef de Bureau</text:p>
      <text:p text:style-name="P13"><draw:frame draw:style-name="fr2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</draw:text-box></draw:frame></text:p>
      <text:p text:style-name="P11"/>
      <text:p text:style-name="P11"/>
      <text:p text:style-name="P11"/>
      <text:p text:style-name="P11"><draw:frame draw:style-name="fr1" draw:name="Cadre4" text:anchor-type="paragraph" svg:x="7.77cm" svg:y="0.199cm" svg:width="7.803cm" svg:height="2.967cm" draw:z-index="3"><draw:text-box><text:p text:style-name="P3">Service Public de Wallonie</text:p><text:p text:style-name="P3"/><text:p text:style-name="P3">Monsieur le FT</text:p><text:p text:style-name="P3">Adresse du FT</text:p><text:h text:style-name="Heading_20_2" text:outline-level="2">RECOMMANDE</text:h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Transmis de déclaration </text:p>
      <text:p text:style-name="P14">environnementale recevable</text:p>
      <text:p text:style-name="P11"/>
      <text:p text:style-name="P11"><text:span text:style-name="T6"><office:annotation><dc:creator>Gauthier Bastien</dc:creator><dc:date>2011-01-13T14:56:41</dc:date><text:p text:style-name="P15"><text:span text:style-name="T9">do text</text:span></text:p><text:p text:style-name="P15"><text:span text:style-name="T9">from document(at=reference, format='odt')</text:span></text:p></office:annotation></text:span>Import depuis reference.odt</text:p>
      <text:p text:style-name="P11"/>
      <text:p text:style-name="P11"/>
      <text:p text:style-name="P11">Monsieur le Fonctionnaire Technique,</text:p>
      <text:p text:style-name="P11"/>
      <text:p text:style-name="P11">Concerne :</text:p>
      <text:p text:style-name="P4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P11"/>
      <text:p text:style-name="P11"><office:annotation><dc:creator>Gauthier Bastien</dc:creator><dc:date>2011-02-16T16:12:24</dc:date><text:p text:style-name="P15"><text:span text:style-name="T8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7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/>
      <text:p text:style-name="P11"/>
      <text:p text:style-name="P6"><text:s/>J’ai l’honneur de vous transmettre la déclaration, recevable, dont objet sous rubrique avec mention « enregistrée ».</text:p>
      <text:p text:style-name="P8"/>
      <text:p text:style-name="P10">Dans le cadre de celle-ci, je vous informe que des conditions complémentaires seront requises.</text:p>
      <text:p text:style-name="P8"/>
      <text:p text:style-name="P11">Une copie a également été envoyée au demandeur et au Fonctionnaire délégué.</text:p>
      <text:p text:style-name="P5"/>
      <text:p text:style-name="P10">Je vous prie de croire, Monsieur le Fonctionnaire Technique, en l’expression de ma considération distinguée.</text:p>
      <text:p text:style-name="P11"/>
      <text:p text:style-name="P11"/>
      <text:p text:style-name="P11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2"/>
      <text:p text:style-name="P12"/>
      <text:p text:style-name="P12"/>
      <text:p text:style-name="P12"><text:tab/><text:tab/><text:tab/><text:tab/><text:tab/><text:tab/><text:tab/><text:tab/> <text:s text:c="4"/>Nom du chef de Bureau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5:02.849472136</dc:date>
    <dc:language>fr-FR</dc:language>
    <meta:editing-cycles>85</meta:editing-cycles>
    <meta:editing-duration>P1DT7H59M55S</meta:editing-duration>
    <meta:document-statistic meta:table-count="0" meta:image-count="0" meta:object-count="0" meta:page-count="3" meta:paragraph-count="45" meta:word-count="305" meta:character-count="2268" meta:non-whitespace-character-count="1958"/>
    <meta:user-defined meta:name="Info 1"/>
    <meta:user-defined meta:name="Info 2"/>
    <meta:user-defined meta:name="Info 3"/>
    <meta:user-defined meta:name="Info 4"/>
  </office:meta>
</office:document-meta>
</file>